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 Serif" svg:font-family="'Sans Serif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9.357cm"/>
    </style:style>
    <style:style style:name="co3" style:family="table-column">
      <style:table-column-properties fo:break-before="auto" style:column-width="4.295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fo:border="none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fo:background-color="#00ae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17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1"/>
          <table:table-cell table:style-name="ce1" office:value-type="string">
            <text:p>Statuses</text:p>
          </table:table-cell>
          <table:table-cell table:style-name="ce1" table:number-columns-repeated="247"/>
        </table:table-row>
        <table:table-row table:style-name="ro1">
          <table:table-cell/>
          <table:table-cell office:value-type="string">
            <text:p>showmenu</text:p>
          </table:table-cell>
          <table:table-cell office:value-type="string">
            <text:p>showMenuBar action</text:p>
          </table:table-cell>
          <table:table-cell table:number-columns-repeated="5"/>
          <table:table-cell office:value-type="string">
            <text:p>blank: not in theme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window_fullscreen</text:p>
          </table:table-cell>
          <table:table-cell office:value-type="string">
            <text:p>full screen action</text:p>
          </table:table-cell>
          <table:table-cell office:value-type="string">
            <text:p>approval</text:p>
          </table:table-cell>
          <table:table-cell table:number-columns-repeated="4"/>
          <table:table-cell table:style-name="ce2" office:value-type="string">
            <text:p>draft: pre-approval artwork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window_nofullscreen</text:p>
          </table:table-cell>
          <table:table-cell office:value-type="string">
            <text:p>de-full screen action</text:p>
          </table:table-cell>
          <table:table-cell office:value-type="string">
            <text:p>approval</text:p>
          </table:table-cell>
          <table:table-cell table:number-columns-repeated="4"/>
          <table:table-cell table:style-name="ce3" office:value-type="string">
            <text:p>approval: needs final approval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orpicker</text:p>
          </table:table-cell>
          <table:table-cell office:value-type="string">
            <text:p>color dialog button</text:p>
          </table:table-cell>
          <table:table-cell office:value-type="string">
            <text:p>approval</text:p>
          </table:table-cell>
          <table:table-cell table:number-columns-repeated="4"/>
          <table:table-cell table:style-name="ce4" office:value-type="string">
            <text:p>final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up</text:p>
          </table:table-cell>
          <table:table-cell office:value-type="string">
            <text:p>toolbar editor and action selector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down</text:p>
          </table:table-cell>
          <table:table-cell office:value-type="string">
            <text:p>toolbar editor and action selector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ack</text:p>
          </table:table-cell>
          <table:table-cell office:value-type="string">
            <text:p>back action, toolbar editor, action selecto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orward</text:p>
          </table:table-cell>
          <table:table-cell office:value-type="string">
            <text:p>forward action, toolbar editor, action selecto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xample</text:p>
          </table:table-cell>
          <table:table-cell office:value-type="string">
            <text:p>overlay, none by 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creenshot</text:p>
          </table:table-cell>
          <table:table-cell office:value-type="string">
            <text:p>screenshot overlay, none by 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nk</text:p>
          </table:table-cell>
          <table:table-cell office:value-type="string">
            <text:p>link overlay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zip</text:p>
          </table:table-cell>
          <table:table-cell office:value-type="string">
            <text:p>zip overlay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hare</text:p>
          </table:table-cell>
          <table:table-cell office:value-type="string">
            <text:p>share overla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undo/redo action, text edit context menus, redo stack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undo/redo action, text edit context menus, redo stack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cut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copy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paste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clear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copy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messagebox_info</text:p>
          </table:table-cell>
          <table:table-cell office:value-type="string">
            <text:p>passive popup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essagebox_warning</text:p>
          </table:table-cell>
          <table:table-cell office:value-type="string">
            <text:p>passive popup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essagebox_critical</text:p>
          </table:table-cell>
          <table:table-cell office:value-type="string">
            <text:p>passive popups, kjs debug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istory_clear</text:p>
          </table:table-cell>
          <table:table-cell office:value-type="string">
            <text:p>combobox context menu, html form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oday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2leftarrow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2rightarrow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1leftarrow</text:p>
          </table:table-cell>
          <table:table-cell office:value-type="string">
            <text:p>datepicker, 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1rightarrow</text:p>
          </table:table-cell>
          <table:table-cell office:value-type="string">
            <text:p>datepicker, 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ntents</text:p>
          </table:table-cell>
          <table:table-cell office:value-type="string">
            <text:p>help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ntexthelp</text:p>
          </table:table-cell>
          <table:table-cell office:value-type="string">
            <text:p>help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bout_kde</text:p>
          </table:table-cell>
          <table:table-cell office:value-type="string">
            <text:p>help men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letion</text:p>
          </table:table-cell>
          <table:table-cell office:value-type="string">
            <text:p>line edits context men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otate_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rotate_c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pellcheck</text:p>
          </table:table-cell>
          <table:table-cell office:value-type="string">
            <text:p>text box context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k</text:p>
          </table:table-cell>
          <table:table-cell office:value-type="string">
            <text:p>toolbar context menu, lock overlay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nlock</text:p>
          </table:table-cell>
          <table:table-cell office:value-type="string">
            <text:p>toolbar context men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ext</text:p>
          </table:table-cell>
          <table:table-cell office:value-type="string">
            <text:p>next action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revious</text:p>
          </table:table-cell>
          <table:table-cell office:value-type="string">
            <text:p>previous action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kjs debugger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java</text:p>
          </table:table-cell>
          <table:table-cell office:value-type="string">
            <text:p>java applets</text:p>
          </table:table-cell>
          <table:table-cell/>
          <table:table-cell office:value-type="string">
            <text:p>see java_kjava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up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1down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mail_generic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ile_broken</text:p>
          </table:table-cell>
          <table:table-cell office:value-type="string">
            <text:p>khtm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ntinue</text:p>
          </table:table-cell>
          <table:table-cell office:value-type="string">
            <text:p>khtml/ecma/debugger/images</text:p>
          </table:table-cell>
          <table:table-cell/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khtml/ecma/debugger/images</text:p>
          </table:table-cell>
          <table:table-cell office:value-type="string">
            <text:p>approval</text:p>
          </table:table-cell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ep-into</text:p>
          </table:table-cell>
          <table:table-cell office:value-type="string">
            <text:p>khtml/ecma/debugger/images</text:p>
          </table:table-cell>
          <table:table-cell/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ep-out</text:p>
          </table:table-cell>
          <table:table-cell office:value-type="string">
            <text:p>khtml/ecma/debugger/images</text:p>
          </table:table-cell>
          <table:table-cell/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ep-over</text:p>
          </table:table-cell>
          <table:table-cell office:value-type="string">
            <text:p>khtml/ecma/debugger/images</text:p>
          </table:table-cell>
          <table:table-cell/>
          <table:table-cell office:value-type="string">
            <text:p>not using icon theme?!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window_ne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ab_ne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dea</text:p>
          </table:table-cell>
          <table:table-cell office:value-type="string">
            <text:p>ktip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tab bar, javascript error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xapp</text:p>
          </table:table-cell>
          <table:table-cell office:value-type="string">
            <text:p>window titles</text:p>
          </table:table-cell>
          <table:table-cell/>
          <table:table-cell office:value-type="string">
            <text:p>there is X.svg in BOTH actions/ and apps/?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harset</text:p>
          </table:table-cell>
          <table:table-cell office:value-type="string">
            <text:p>khtml (encodings)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rameprint</text:p>
          </table:table-cell>
          <table:table-cell office:value-type="string">
            <text:p>khtml print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tionbar_erase</text:p>
          </table:table-cell>
          <table:table-cell office:value-type="string">
            <text:p>javascript error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mages_display</text:p>
          </table:table-cell>
          <table:table-cell office:value-type="string">
            <text:p>khtm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load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rint</text:p>
          </table:table-cell>
          <table:table-cell office:value-type="string">
            <text:p>khtml pri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url line edit, file dialog</text:p>
          </table:table-cell>
          <table:table-cell office:value-type="string">
            <text:p>approval</text:p>
          </table:table-cell>
          <table:table-cell office:value-type="string">
            <text:p>needs finalizing of folder.svg?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onfigure</text:p>
          </table:table-cell>
          <table:table-cell office:value-type="string">
            <text:p>file dialog, properties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password dialo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ilesave</text:p>
          </table:table-cell>
          <table:table-cell office:value-type="string">
            <text:p>download progress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mimetyp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kmarks_list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kmark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older_new</text:p>
          </table:table-cell>
          <table:table-cell office:value-type="string">
            <text:p>bookmark menu, file dialog</text:p>
          </table:table-cell>
          <table:table-cell office:value-type="string">
            <text:p>approval</text:p>
          </table:table-cell>
          <table:table-cell office:value-type="string">
            <text:p>needs finalizing of folder.svg?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</text:p>
          </table:table-cell>
          <table:table-cell office:value-type="string">
            <text:p>kboomarkmenu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humbnail</text:p>
          </table:table-cell>
          <table:table-cell office:value-type="string">
            <text:p>image previewer, 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notification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older_open</text:p>
          </table:table-cell>
          <table:table-cell office:value-type="string">
            <text:p>url drop 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file dialog speedb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ditdelete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dittrash</text:p>
          </table:table-cell>
          <table:table-cell office:value-type="string">
            <text:p>file dialog</text:p>
          </table:table-cell>
          <table:table-cell/>
          <table:table-cell office:value-type="string">
            <text:p>should we just replace this with the trash can from filesystem/?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multicolumn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view_detailed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number-columns-repeated="252"/>
        </table:table-row>
        <table:table-row table:style-name="ro1" table:number-rows-repeated="326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 Serif" svg:font-family="'Sans Serif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Sans Serif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29">29/12/2006</text:date>, <text:time>12.27.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6-12-29T12:27:28</dc:date>
    <dc:language>it-IT</dc:language>
    <meta:editing-cycles>3</meta:editing-cycles>
    <meta:editing-duration>PT1H51M25S</meta:editing-duration>
    <meta:user-defined meta:name="Info 1"/>
    <meta:user-defined meta:name="Info 2"/>
    <meta:user-defined meta:name="Info 3"/>
    <meta:user-defined meta:name="Info 4"/>
    <meta:document-statistic meta:table-count="3" meta:cell-count="238"/>
  </office:meta>
</office:document-meta>
</file>